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437in"/>
    </style:style>
    <style:style style:name="co2" style:family="table-column">
      <style:table-column-properties fo:break-before="auto" style:column-width="5.1819in"/>
    </style:style>
    <style:style style:name="co3" style:family="table-column">
      <style:table-column-properties fo:break-before="auto" style:column-width="3.1846in"/>
    </style:style>
    <style:style style:name="co4" style:family="table-column">
      <style:table-column-properties fo:break-before="auto" style:column-width="2.598in"/>
    </style:style>
    <style:style style:name="co5" style:family="table-column">
      <style:table-column-properties fo:break-before="auto" style:column-width="4.5382in"/>
    </style:style>
    <style:style style:name="co6" style:family="table-column">
      <style:table-column-properties fo:break-before="auto" style:column-width="3.8634in"/>
    </style:style>
    <style:style style:name="co7" style:family="table-column">
      <style:table-column-properties fo:break-before="auto" style:column-width="3.7854in"/>
    </style:style>
    <style:style style:name="co8" style:family="table-column">
      <style:table-column-properties fo:break-before="auto" style:column-width="4.528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2362in"/>
    </style:style>
    <style:style style:name="co11" style:family="table-column">
      <style:table-column-properties fo:break-before="auto" style:column-width="3.5299in"/>
    </style:style>
    <style:style style:name="co12" style:family="table-column">
      <style:table-column-properties fo:break-before="auto" style:column-width="2.2272in"/>
    </style:style>
    <style:style style:name="co13" style:family="table-column">
      <style:table-column-properties fo:break-before="auto" style:column-width="0.69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3.2626in"/>
    </style:style>
    <style:style style:name="co16" style:family="table-column">
      <style:table-column-properties fo:break-before="auto" style:column-width="1.9866in"/>
    </style:style>
    <style:style style:name="co17" style:family="table-column">
      <style:table-column-properties fo:break-before="auto" style:column-width="1.472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0.5311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ta1" style:family="table" style:master-page-name="PageStyle_5f_POSEIDON-M3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84">
      <style:table-cell-properties fo:background-color="#ffff00" style:text-align-source="fix" style:repeat-content="false" style:rotation-align="none"/>
      <style:paragraph-properties fo:text-align="start" fo:margin-left="0in"/>
      <style:text-properties style:text-position=""/>
    </style:style>
    <style:style style:name="ce15" style:family="table-cell" style:parent-style-name="Default">
      <style:table-cell-properties style:rotation-align="none"/>
      <style:text-properties style:text-position=""/>
    </style:style>
    <style:style style:name="ce16" style:family="table-cell" style:parent-style-name="Default">
      <style:table-cell-properties fo:border="0.06pt solid #000000" style:rotation-align="none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00" fo:border="0.06pt solid #000000" style:rotation-align="none"/>
      <style:text-properties style:text-position=""/>
    </style:style>
    <style:style style:name="ce18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text-position=""/>
    </style:style>
    <style:style style:name="ce23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Default">
      <style:table-cell-properties fo:background-color="transparent"/>
      <style:text-properties style:text-position="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28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rotation-align="none"/>
      <style:text-properties fo:color="#dd0806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dd0806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super 58%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EIDON-M3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9"/>
        <table:table-column table:style-name="co7" table:default-cell-style-name="ce19"/>
        <table:table-column table:style-name="co7" table:default-cell-style-name="ce15"/>
        <table:table-column table:style-name="co8" table:default-cell-style-name="ce15"/>
        <table:table-column table:style-name="co9" table:default-cell-style-name="ce19"/>
        <table:table-column table:style-name="co10" table:default-cell-style-name="ce19"/>
        <table:table-column table:style-name="co11" table:default-cell-style-name="ce15"/>
        <table:table-column table:style-name="co12" table:number-columns-repeated="2" table:default-cell-style-name="ce15"/>
        <table:table-column table:style-name="co13" table:number-columns-repeated="1007" table:default-cell-style-name="ce15"/>
        <table:table-column table:style-name="co13" table:default-cell-style-name="Default"/>
        <table:table-row table:style-name="ro1">
          <table:table-cell table:style-name="ce1" office:value-type="string">
            <office:annotation draw:style-name="gr1" draw:text-style-name="P1" svg:width="1.1413in" svg:height="0.5457in" svg:x="2.4799in" svg:y="0in" draw:caption-point-x="-0.2402in" draw:caption-point-y="0.0039in">
              <dc:date>2014-05-21T00:00:00</dc:date>
              <text:p text:style-name="P1"><text:span text:style-name="T1">Name of the mooring in free text</text:span></text:p>
            </office:annotation>
            <text:p>Observatory name:<text:span text:style-name="T2"> </text:span></text:p>
          </table:table-cell>
          <table:table-cell table:style-name="ce7" office:value-type="string">
            <text:p>POSEIDON-M3A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" office:value-type="string">
            <text:p>Observatory picture:</text:p>
          </table:table-cell>
          <table:table-cell table:style-name="ce8" office:value-type="string">
            <text:p>http://....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1" office:value-type="string">
            <text:p>WMO platform number:</text:p>
          </table:table-cell>
          <table:table-cell table:style-name="ce9" office:value-type="float" office:value="61277">
            <text:p>61277</text:p>
          </table:table-cell>
          <table:table-cell table:style-name="ce19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 office:value-type="string">
            <text:p>Position:</text:p>
          </table:table-cell>
          <table:table-cell table:style-name="ce10" office:value-type="string">
            <text:p>latitude (degree east)</text:p>
          </table:table-cell>
          <table:table-cell table:style-name="ce20" office:value-type="string">
            <text:p>longitude (degrees north)</text:p>
          </table:table-cell>
          <table:table-cell table:style-name="ce23" office:value-type="string">
            <text:p>vertical level reference (sea surface or sea bed)</text:p>
          </table:table-cell>
          <table:table-cell table:style-name="ce23"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table:style-name="ce9" office:value-type="float" office:value="35.772">
            <text:p>35.772</text:p>
          </table:table-cell>
          <table:table-cell table:style-name="ce21" office:value-type="float" office:value="24.904">
            <text:p>24.904</text:p>
          </table:table-cell>
          <table:table-cell table:style-name="ce24" office:value-type="string">
            <text:p>sea surface</text:p>
          </table:table-cell>
          <table:table-cell table:style-name="ce26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>
            <text:p>Bottom depth (m):</text:p>
          </table:table-cell>
          <table:table-cell table:style-name="ce9" office:value-type="float" office:value="1453">
            <text:p>1453</text:p>
          </table:table-cell>
          <table:table-cell table:style-name="ce19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 office:value-type="string">
            <text:p>PI name</text:p>
          </table:table-cell>
          <table:table-cell table:style-name="ce11" office:value-type="string">
            <text:p>L. Perivoliotis</text:p>
          </table:table-cell>
          <table:table-cell table:style-name="ce19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 office:value-type="string">
            <text:p>PI email</text:p>
          </table:table-cell>
          <table:table-cell table:style-name="ce12" office:value-type="string">
            <text:p><text:a xlink:href="mailto:lperiv@hcmr.gr" xlink:type="simple">lperiv@hcmr.gr</text:a></text:p>
          </table:table-cell>
          <table:table-cell table:style-name="ce19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2" office:value-type="string">
            <text:p>Latest News:</text:p>
          </table:table-cell>
          <table:table-cell table:style-name="ce13" office:value-type="string">
            <text:p>date</text:p>
          </table:table-cell>
          <table:table-cell table:style-name="ce13" office:value-type="string">
            <text:p>Description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4" office:value-type="date" office:date-value="2013-02-21">
            <text:p>2013-02-21</text:p>
          </table:table-cell>
          <table:table-cell table:style-name="ce21" office:value-type="string">
            <text:p>Buoy has been redeployed but with a shorter inductive cable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4" office:value-type="date" office:date-value="2012-12-12">
            <text:p>2012-12-12</text:p>
          </table:table-cell>
          <table:table-cell table:style-name="ce22" office:value-type="string">
            <text:p>initial deployment</text:p>
          </table:table-cell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1"/>
          <table:table-cell table:style-name="ce15"/>
          <table:table-cell table:style-name="ce19"/>
          <table:table-cell table:style-name="Default" table:number-columns-repeated="6"/>
          <table:table-cell table:number-columns-repeated="1015"/>
        </table:table-row>
        <table:table-row table:style-name="ro1">
          <table:table-cell table:style-name="ce3" office:value-type="string">
            <text:p>NB. Red is information for website</text:p>
          </table:table-cell>
          <table:table-cell/>
          <table:table-cell table:style-name="Default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3"/>
          <table:table-cell table:number-columns-repeated="1019"/>
        </table:table-row>
        <table:table-row table:style-name="ro3">
          <table:table-cell table:style-name="ce4" office:value-type="string">
            <text:p>Sensor name</text:p>
          </table:table-cell>
          <table:table-cell table:style-name="ce16" office:value-type="string">
            <text:p>Domain feature of interest</text:p>
          </table:table-cell>
          <table:table-cell table:style-name="ce4" office:value-type="string">
            <text:p>observed property</text:p>
          </table:table-cell>
          <table:table-cell table:style-name="ce4" office:value-type="string">
            <text:p>Units of Measure</text:p>
          </table:table-cell>
          <table:table-cell table:style-name="ce4" office:value-type="string">
            <text:p>vertical level</text:p>
          </table:table-cell>
          <table:table-cell table:style-name="ce4" office:value-type="string">
            <text:p>sampling period</text:p>
          </table:table-cell>
          <table:table-cell table:style-name="ce4" office:value-type="string">
            <text:p>sampling geometry</text:p>
          </table:table-cell>
          <table:table-cell table:style-name="ce4" office:value-type="string">
            <text:p>transmission mode</text:p>
          </table:table-cell>
          <table:table-cell table:style-name="ce4" office:value-type="string">
            <text:p>deployment start </text:p>
            <text:p>Date</text:p>
          </table:table-cell>
          <table:table-cell table:style-name="ce4" office:value-type="string">
            <text:p>deployment end </text:p>
            <text:p>Date</text:p>
          </table:table-cell>
          <table:table-cell table:style-name="ce4" office:value-type="string">
            <text:p>Deployment</text:p>
            <text:p>Status</text:p>
          </table:table-cell>
          <table:table-cell table:style-name="ce4" office:value-type="string">
            <text:p>PI name</text:p>
          </table:table-cell>
          <table:table-cell table:number-columns-repeated="2" table:style-name="ce4" office:value-type="string">
            <text:p>PI contact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4">
          <table:table-cell table:style-name="ce5" office:value-type="string">
            <text:p>Young 04106-19, JR MA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wind intensity and direction</text:p>
          </table:table-cell>
          <table:table-cell table:style-name="ce5" office:value-type="string">
            <text:p>m/s-degrees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Vaisala PTB 220A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Air pressure</text:p>
          </table:table-cell>
          <table:table-cell table:style-name="ce5" office:value-type="string">
            <text:p>hP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Fugro OCEANOR Wavesense</text:p>
          </table:table-cell>
          <table:table-cell table:style-name="ce17" office:value-type="string">
            <text:p>Sea surface</text:p>
          </table:table-cell>
          <table:table-cell table:style-name="ce18" office:value-type="string">
            <text:p>Wave height</text:p>
          </table:table-cell>
          <table:table-cell table:style-name="ce5" office:value-type="string">
            <text:p>m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Eppley EPLAB PSP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Pyranometer PSP</text:p>
          </table:table-cell>
          <table:table-cell table:style-name="ce5" office:value-type="string">
            <text:p>W/m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Eppley EPLAB PIR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Radiometer PIR</text:p>
          </table:table-cell>
          <table:table-cell table:style-name="ce5" office:value-type="string">
            <text:p>W/m2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Vaisala HMP45A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Relative humidity</text:p>
          </table:table-cell>
          <table:table-cell table:style-name="ce5" office:value-type="string">
            <text:p>%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Young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Precipitation</text:p>
          </table:table-cell>
          <table:table-cell table:style-name="ce5" office:value-type="string">
            <text:p>mm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5">
          <table:table-cell table:style-name="ce5" office:value-type="string">
            <text:p>Satlantic OCR-507-R10W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Radiance</text:p>
          </table:table-cell>
          <table:table-cell table:style-name="ce25" office:value-type="string">
            <text:p>uW/cm<text:span text:style-name="T3">2</text:span><text:span text:style-name="T4">/nm/sr</text:span>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5">
          <table:table-cell table:style-name="ce5" office:value-type="string">
            <text:p>Satlantic OCR-507-RICSW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Irradiance</text:p>
          </table:table-cell>
          <table:table-cell table:style-name="ce25" office:value-type="string">
            <text:p>uW/cm<text:span text:style-name="T3">2</text:span><text:span text:style-name="T4">/nm</text:span>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Omega</text:p>
          </table:table-cell>
          <table:table-cell table:style-name="ce17" office:value-type="string">
            <text:p>atmosphere</text:p>
          </table:table-cell>
          <table:table-cell table:style-name="ce18" office:value-type="string">
            <text:p>Temperature</text:p>
          </table:table-cell>
          <table:table-cell table:style-name="ce5" office:value-type="string">
            <text:p>°C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0">
            <text:p>2000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6">
          <table:table-cell table:style-name="ce6" office:value-type="string">
            <text:p>Seabird 37-IM SIP C-T/ Seabird 16plus-IMP C-T/ Seabird 37 IM C-T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Temperature</text:p>
          </table:table-cell>
          <table:table-cell table:style-name="ce5" office:value-type="string">
            <text:p>°C</text:p>
          </table:table-cell>
          <table:table-cell table:style-name="ce6" office:value-type="string">
            <text:p>0, 20,50,75,100,250,400,600, 100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6">
          <table:table-cell table:style-name="ce6" office:value-type="string">
            <text:p>Seabird 37-IM SIP C-T/ Seabird 16plus-IMP C-T/ Seabird 37 IM C-T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salinity</text:p>
          </table:table-cell>
          <table:table-cell table:style-name="ce5" office:value-type="string">
            <text:p>ppt</text:p>
          </table:table-cell>
          <table:table-cell table:style-name="ce6" office:value-type="string">
            <text:p>0, 20,50,75,100,250,400,600, 100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Wetlabs FLNTUS-RT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Fluorescence</text:p>
          </table:table-cell>
          <table:table-cell table:style-name="ce5" office:value-type="string">
            <text:p>mg/m3</text:p>
          </table:table-cell>
          <table:table-cell table:style-name="ce6" office:value-type="string">
            <text:p>20,50,75,10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Wetlabs FLNTUS-RT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Turbidity</text:p>
          </table:table-cell>
          <table:table-cell table:style-name="ce5" office:value-type="string">
            <text:p>ntu</text:p>
          </table:table-cell>
          <table:table-cell table:style-name="ce6" office:value-type="string">
            <text:p>20,50,75,10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27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SBE43/AanderaaOptode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Dissolved Oxygen</text:p>
          </table:table-cell>
          <table:table-cell table:style-name="ce5" office:value-type="string">
            <text:p>ml* L-1</text:p>
          </table:table-cell>
          <table:table-cell table:style-name="ce6" office:value-type="string">
            <text:p>20,50,75,10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Nortek Aquadopp 400KHZ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currents</text:p>
          </table:table-cell>
          <table:table-cell table:style-name="ce5" office:value-type="string">
            <text:p>m/s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rofile (10 bins from 5 to 50, downward)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CO2-CONTROS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CO2 (IR absorbance after equilibration)</text:p>
          </table:table-cell>
          <table:table-cell table:style-name="ce5" office:value-type="string">
            <text:p>µatm</text:p>
          </table:table-cell>
          <table:table-cell table:style-name="ce6" office:value-type="float" office:value="0">
            <text:p>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9">
            <text:p>2009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LiCor LI-193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PAR</text:p>
          </table:table-cell>
          <table:table-cell table:style-name="ce5" office:value-type="string">
            <text:p>μmol photons m-2 s-1</text:p>
          </table:table-cell>
          <table:table-cell table:style-name="ce6" office:value-type="string">
            <text:p>20,50,75,10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real tim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>
          <table:table-cell table:style-name="ce5" office:value-type="string">
            <text:p>Seabird 37 IM C-T</text:p>
          </table:table-cell>
          <table:table-cell table:style-name="ce18" office:value-type="string">
            <text:p>sea_water</text:p>
          </table:table-cell>
          <table:table-cell table:style-name="ce18" office:value-type="string">
            <text:p>Pressure</text:p>
          </table:table-cell>
          <table:table-cell table:style-name="ce5" office:value-type="string">
            <text:p>bar</text:p>
          </table:table-cell>
          <table:table-cell table:style-name="ce6" office:value-type="float" office:value="250">
            <text:p>250</text:p>
          </table:table-cell>
          <table:table-cell table:style-name="ce5" office:value-type="string">
            <text:p>3hrs</text:p>
          </table:table-cell>
          <table:table-cell table:style-name="ce5" office:value-type="string">
            <text:p>point</text:p>
          </table:table-cell>
          <table:table-cell table:style-name="ce5" office:value-type="string">
            <text:p>delayed mode</text:p>
          </table:table-cell>
          <table:table-cell table:style-name="ce5" office:value-type="float" office:value="2007">
            <text:p>2007</text:p>
          </table:table-cell>
          <table:table-cell table:style-name="ce5"/>
          <table:table-cell table:style-name="ce18" office:value-type="string">
            <text:p>active</text:p>
          </table:table-cell>
          <table:table-cell table:style-name="ce5" office:value-type="string">
            <text:p>L. Perivoliotis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style-name="ce28" office:value-type="string">
            <text:p><text:a xlink:href="mailto:lperiv@hcmr.gr" xlink:type="simple">lperiv@hcmr.gr</text:a></text:p>
          </table:table-cell>
          <table:table-cell table:number-columns-repeated="1007"/>
          <table:table-cell table:style-name="Default" table:number-columns-repeated="2"/>
          <table:table-cell/>
        </table:table-row>
        <table:table-row table:style-name="ro1" table:number-rows-repeated="65487">
          <table:table-cell table:number-columns-repeated="1024"/>
        </table:table-row>
        <table:table-row table:style-name="ro7" table:number-rows-repeated="9830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vertical reference" table:style-name="ta2">
        <office:forms form:automatic-focus="false" form:apply-design-mode="false"/>
        <table:table-column table:style-name="co14" table:default-cell-style-name="ce24"/>
        <table:table-column table:style-name="co15" table:default-cell-style-name="ce24"/>
        <table:table-row table:style-name="ro4">
          <table:table-cell office:value-type="string">
            <text:p>sea surface</text:p>
          </table:table-cell>
          <table:table-cell office:value-type="string">
            <text:p>http://vocab.nerc.ac.uk/collection/L11/current/D08/</text:p>
          </table:table-cell>
        </table:table-row>
      </table:table>
      <table:table table:name="sensor references" table:style-name="ta2">
        <office:forms form:automatic-focus="false" form:apply-design-mode="false"/>
        <table:table-column table:style-name="co16" table:default-cell-style-name="ce5"/>
        <table:table-column table:style-name="co2" table:default-cell-style-name="ce24"/>
        <table:table-row table:style-name="ro3">
          <table:table-cell table:style-name="ce4" office:value-type="string">
            <text:p>Sensor name</text:p>
          </table:table-cell>
          <table:table-cell table:style-name="ce23" office:value-type="string">
            <text:p>Sensor reference</text:p>
            <text:p>(reference <text:a xlink:href="http://seadatanet.maris2.nl/v_bodc_vocab_v2/search.asp?lib=L22" xlink:type="simple">http://seadatanet.maris2.nl/v_bodc_vocab_v2/search.asp?lib=L22</text:a>)</text:p>
          </table:table-cell>
        </table:table-row>
        <table:table-row table:style-name="ro7">
          <table:table-cell office:value-type="string">
            <text:p>Young 04106-19, JR MA</text:p>
          </table:table-cell>
          <table:table-cell office:value-type="string">
            <text:p>?</text:p>
          </table:table-cell>
        </table:table-row>
        <table:table-row table:style-name="ro4">
          <table:table-cell office:value-type="string">
            <text:p>Vaisala PTB 220A</text:p>
          </table:table-cell>
          <table:table-cell office:value-type="string">
            <text:p>http://vocab.nerc.ac.uk/collection/L22/current/TOOL0672/</text:p>
          </table:table-cell>
        </table:table-row>
        <table:table-row table:style-name="ro4">
          <table:table-cell office:value-type="string">
            <text:p>Fugro OCEANOR Wavesense</text:p>
          </table:table-cell>
          <table:table-cell office:value-type="string">
            <text:p>?</text:p>
          </table:table-cell>
        </table:table-row>
        <table:table-row table:style-name="ro4">
          <table:table-cell office:value-type="string">
            <text:p>Eppley EPLAB PSP</text:p>
          </table:table-cell>
          <table:table-cell office:value-type="string">
            <text:p>http://vocab.nerc.ac.uk/collection/L22/current/TOOL0666/</text:p>
          </table:table-cell>
        </table:table-row>
        <table:table-row table:style-name="ro4">
          <table:table-cell office:value-type="string">
            <text:p>Eppley EPLAB PIR</text:p>
          </table:table-cell>
          <table:table-cell office:value-type="string">
            <text:p>http://vocab.nerc.ac.uk/collection/L22/current/TOOL0083/</text:p>
          </table:table-cell>
        </table:table-row>
        <table:table-row table:style-name="ro4">
          <table:table-cell office:value-type="string">
            <text:p>Vaisala HMP45A</text:p>
          </table:table-cell>
          <table:table-cell office:value-type="string">
            <text:p>?</text:p>
          </table:table-cell>
        </table:table-row>
        <table:table-row table:style-name="ro7">
          <table:table-cell office:value-type="string">
            <text:p>Young</text:p>
          </table:table-cell>
          <table:table-cell office:value-type="string">
            <text:p>?</text:p>
          </table:table-cell>
        </table:table-row>
        <table:table-row table:style-name="ro4">
          <table:table-cell office:value-type="string">
            <text:p>Satlantic OCR-507-R10W</text:p>
          </table:table-cell>
          <table:table-cell office:value-type="string">
            <text:p>http://vocab.nerc.ac.uk/collection/L22/current/TOOL0442/</text:p>
          </table:table-cell>
        </table:table-row>
        <table:table-row table:style-name="ro4">
          <table:table-cell office:value-type="string">
            <text:p>Satlantic OCR-507-RICSW</text:p>
          </table:table-cell>
          <table:table-cell office:value-type="string">
            <text:p>http://vocab.nerc.ac.uk/collection/L22/current/TOOL0442/</text:p>
          </table:table-cell>
        </table:table-row>
        <table:table-row table:style-name="ro7">
          <table:table-cell office:value-type="string">
            <text:p>Omega</text:p>
          </table:table-cell>
          <table:table-cell office:value-type="string">
            <text:p>?</text:p>
          </table:table-cell>
        </table:table-row>
        <table:table-row table:style-name="ro9">
          <table:table-cell table:style-name="ce6" office:value-type="string">
            <text:p>Seabird 37-IM SIP C-T/ Seabird 16plus-IMP C-T/ Seabird 37 IM C-T</text:p>
          </table:table-cell>
          <table:table-cell office:value-type="string">
            <text:p>http://vocab.nerc.ac.uk/collection/L22/current/TOOL0022/</text:p>
            <text:p><text:a xlink:href="http://vocab.nerc.ac.uk/collection/L22/current/TOOL0100/" xlink:type="simple">http://vocab.nerc.ac.uk/collection/L22/current/TOOL0100/</text:a></text:p>
          </table:table-cell>
        </table:table-row>
        <table:table-row table:style-name="ro9">
          <table:table-cell table:style-name="ce6" office:value-type="string">
            <text:p>Seabird 37-IM SIP C-T/ Seabird 16plus-IMP C-T/ Seabird 37 IM C-T</text:p>
          </table:table-cell>
          <table:table-cell office:value-type="string">
            <text:p>http://vocab.nerc.ac.uk/collection/L22/current/TOOL0022/</text:p>
            <text:p><text:a xlink:href="http://vocab.nerc.ac.uk/collection/L22/current/TOOL0100/" xlink:type="simple">http://vocab.nerc.ac.uk/collection/L22/current/TOOL0100/</text:a></text:p>
          </table:table-cell>
        </table:table-row>
        <table:table-row table:style-name="ro4">
          <table:table-cell office:value-type="string">
            <text:p>Wetlabs FLNTUS-RT</text:p>
          </table:table-cell>
          <table:table-cell office:value-type="string">
            <text:p><text:a xlink:href="http://vocab.nerc.ac.uk/collection/L22/current/TOOL0215/" xlink:type="simple">http://vocab.nerc.ac.uk/collection/L22/current/TOOL0215/</text:a></text:p>
          </table:table-cell>
        </table:table-row>
        <table:table-row table:style-name="ro4">
          <table:table-cell office:value-type="string">
            <text:p>Wetlabs FLNTUS-RT</text:p>
          </table:table-cell>
          <table:table-cell office:value-type="string">
            <text:p><text:a xlink:href="http://vocab.nerc.ac.uk/collection/L22/current/TOOL0215/" xlink:type="simple">http://vocab.nerc.ac.uk/collection/L22/current/TOOL0215/</text:a></text:p>
          </table:table-cell>
        </table:table-row>
        <table:table-row table:style-name="ro4">
          <table:table-cell office:value-type="string">
            <text:p>SBE43/AanderaaOptode</text:p>
          </table:table-cell>
          <table:table-cell office:value-type="string">
            <text:p>http://vocab.nerc.ac.uk/collection/L22/current/TOOL0036/</text:p>
          </table:table-cell>
        </table:table-row>
        <table:table-row table:style-name="ro4">
          <table:table-cell office:value-type="string">
            <text:p>Nortek Aquadopp 400KHZ</text:p>
          </table:table-cell>
          <table:table-cell office:value-type="string">
            <text:p>http://vocab.nerc.ac.uk/collection/L22/current/TOOL0392/</text:p>
          </table:table-cell>
        </table:table-row>
        <table:table-row table:style-name="ro7">
          <table:table-cell office:value-type="string">
            <text:p>CO2-CONTROS</text:p>
          </table:table-cell>
          <table:table-cell office:value-type="string">
            <text:p>?</text:p>
          </table:table-cell>
        </table:table-row>
        <table:table-row table:style-name="ro4">
          <table:table-cell office:value-type="string">
            <text:p>LiCor LI-193</text:p>
          </table:table-cell>
          <table:table-cell office:value-type="string">
            <text:p>?</text:p>
          </table:table-cell>
        </table:table-row>
        <table:table-row table:style-name="ro4">
          <table:table-cell office:value-type="string">
            <text:p>Seabird 37 IM C-T</text:p>
          </table:table-cell>
          <table:table-cell office:value-type="string">
            <text:p>http://vocab.nerc.ac.uk/collection/L22/current/TOOL0022/</text:p>
          </table:table-cell>
        </table:table-row>
      </table:table>
      <table:table table:name="unit references" table:style-name="ta2">
        <office:forms form:automatic-focus="false" form:apply-design-mode="false"/>
        <table:table-column table:style-name="co17" table:default-cell-style-name="ce5"/>
        <table:table-column table:style-name="co5" table:default-cell-style-name="ce5"/>
        <table:table-row table:style-name="ro3">
          <table:table-cell table:style-name="ce4" office:value-type="string">
            <text:p>Units of Measure</text:p>
          </table:table-cell>
          <table:table-cell table:style-name="ce4" office:value-type="string">
            <text:p>Unit of measure reference</text:p>
            <text:p>(<text:a xlink:href="http://seadatanet.maris2.nl/v_bodc_vocab_v2/search.asp?lib=P06" xlink:type="simple">http://seadatanet.maris2.nl/v_bodc_vocab_v2/search.asp?lib=P06</text:a>)</text:p>
          </table:table-cell>
        </table:table-row>
        <table:table-row table:style-name="ro3">
          <table:table-cell office:value-type="string">
            <text:p>m/s-degrees</text:p>
          </table:table-cell>
          <table:table-cell office:value-type="string">
            <text:p>http://vocab.nerc.ac.uk/collection/P06/current/UVAA/</text:p>
            <text:p><text:a xlink:href="http://vocab.nerc.ac.uk/collection/P06/current/UAAA/" xlink:type="simple">http://vocab.nerc.ac.uk/collection/P06/current/UAAA/</text:a></text:p>
          </table:table-cell>
        </table:table-row>
        <table:table-row table:style-name="ro4">
          <table:table-cell office:value-type="string">
            <text:p>hPa</text:p>
          </table:table-cell>
          <table:table-cell office:value-type="string">
            <text:p><text:a xlink:href="http://vocab/" xlink:type="simple">http://vocab</text:a>.nerc.ac.uk/collection/P06/current/HPAX/</text:p>
          </table:table-cell>
        </table:table-row>
        <table:table-row table:style-name="ro4">
          <table:table-cell office:value-type="string">
            <text:p>m</text:p>
          </table:table-cell>
          <table:table-cell office:value-type="string">
            <text:p>http://vocab.nerc.ac.uk/collection/P06/current/ULAA/</text:p>
          </table:table-cell>
        </table:table-row>
        <table:table-row table:style-name="ro4">
          <table:table-cell office:value-type="string">
            <text:p>W/m2</text:p>
          </table:table-cell>
          <table:table-cell office:value-type="string">
            <text:p>http://vocab.nerc.ac.uk/collection/P06/current/UFAA/</text:p>
          </table:table-cell>
        </table:table-row>
        <table:table-row table:style-name="ro4">
          <table:table-cell office:value-type="string">
            <text:p>W/m2</text:p>
          </table:table-cell>
          <table:table-cell office:value-type="string">
            <text:p>http://vocab.nerc.ac.uk/collection/P06/current/UFAA/</text:p>
          </table:table-cell>
        </table:table-row>
        <table:table-row table:style-name="ro4">
          <table:table-cell office:value-type="string">
            <text:p>%</text:p>
          </table:table-cell>
          <table:table-cell office:value-type="string">
            <text:p>http://vocab.nerc.ac.uk/collection/P06/current/UPCT/</text:p>
          </table:table-cell>
        </table:table-row>
        <table:table-row table:style-name="ro4">
          <table:table-cell office:value-type="string">
            <text:p>mm</text:p>
          </table:table-cell>
          <table:table-cell office:value-type="string">
            <text:p>vocab.nerc.ac.uk/collection/P06/current/UXMM/</text:p>
          </table:table-cell>
        </table:table-row>
        <table:table-row table:style-name="ro10">
          <table:table-cell table:style-name="ce25" office:value-type="string">
            <text:p>uW/cm<text:span text:style-name="T3">2</text:span><text:span text:style-name="T4">/nm/sr</text:span></text:p>
          </table:table-cell>
          <table:table-cell table:style-name="ce25" office:value-type="string">
            <text:p>http://vocab.nerc.ac.uk/collection/P06/current/MWSR/</text:p>
          </table:table-cell>
        </table:table-row>
        <table:table-row table:style-name="ro10">
          <table:table-cell table:style-name="ce25" office:value-type="string">
            <text:p>uW/cm<text:span text:style-name="T3">2</text:span><text:span text:style-name="T4">/nm</text:span></text:p>
          </table:table-cell>
          <table:table-cell table:style-name="ce25" office:value-type="string">
            <text:p>?</text:p>
          </table:table-cell>
        </table:table-row>
        <table:table-row table:style-name="ro4">
          <table:table-cell office:value-type="string">
            <text:p>°C</text:p>
          </table:table-cell>
          <table:table-cell office:value-type="string">
            <text:p>http://vocab.nerc.ac.uk/collection/P06/current/UPAA/</text:p>
          </table:table-cell>
        </table:table-row>
        <table:table-row table:style-name="ro4">
          <table:table-cell office:value-type="string">
            <text:p>°C</text:p>
          </table:table-cell>
          <table:table-cell office:value-type="string">
            <text:p>http://vocab.nerc.ac.uk/collection/P06/current/UPAA/</text:p>
          </table:table-cell>
        </table:table-row>
        <table:table-row table:style-name="ro4">
          <table:table-cell office:value-type="string">
            <text:p>ppt</text:p>
          </table:table-cell>
          <table:table-cell office:value-type="string">
            <text:p>http://vocab.nerc.ac.uk/collection/P06/current/UPPT/</text:p>
          </table:table-cell>
        </table:table-row>
        <table:table-row table:style-name="ro4">
          <table:table-cell office:value-type="string">
            <text:p>mg/m3</text:p>
          </table:table-cell>
          <table:table-cell office:value-type="string">
            <text:p>http://vocab.nerc.ac.uk/collection/P06/current/UMMC/</text:p>
          </table:table-cell>
        </table:table-row>
        <table:table-row table:style-name="ro4">
          <table:table-cell office:value-type="string">
            <text:p>ntu</text:p>
          </table:table-cell>
          <table:table-cell office:value-type="string">
            <text:p>http://vocab.nerc.ac.uk/collection/P06/current/USTU/</text:p>
          </table:table-cell>
        </table:table-row>
        <table:table-row table:style-name="ro4">
          <table:table-cell office:value-type="string">
            <text:p>ml* L-1</text:p>
          </table:table-cell>
          <table:table-cell office:value-type="string">
            <text:p>http://vocab.nerc.ac.uk/collection/P06/current/UMLL/</text:p>
          </table:table-cell>
        </table:table-row>
        <table:table-row table:style-name="ro4">
          <table:table-cell office:value-type="string">
            <text:p>m/s</text:p>
          </table:table-cell>
          <table:table-cell office:value-type="string">
            <text:p>http://vocab.nerc.ac.uk/collection/P06/current/UVAA/</text:p>
          </table:table-cell>
        </table:table-row>
        <table:table-row table:style-name="ro4">
          <table:table-cell office:value-type="string">
            <text:p>µatm</text:p>
          </table:table-cell>
          <table:table-cell office:value-type="string">
            <text:p>http://vocab.nerc.ac.uk/collection/P06/current/UATM/</text:p>
          </table:table-cell>
        </table:table-row>
        <table:table-row table:style-name="ro4">
          <table:table-cell office:value-type="string">
            <text:p>μmol photons m-2 s-1</text:p>
          </table:table-cell>
          <table:table-cell office:value-type="string">
            <text:p>?</text:p>
          </table:table-cell>
        </table:table-row>
        <table:table-row table:style-name="ro4">
          <table:table-cell office:value-type="string">
            <text:p>bar</text:p>
          </table:table-cell>
          <table:table-cell office:value-type="string">
            <text:p>http://vocab.nerc.ac.uk/collection/P06/current/UPDB/</text:p>
          </table:table-cell>
        </table:table-row>
      </table:table>
      <table:table table:name="sampling geometry references" table:style-name="ta2">
        <office:forms form:automatic-focus="false" form:apply-design-mode="false"/>
        <table:table-column table:style-name="co14" table:default-cell-style-name="ce5"/>
        <table:table-column table:style-name="co8" table:default-cell-style-name="ce5"/>
        <table:table-row table:style-name="ro3">
          <table:table-cell table:style-name="ce4" office:value-type="string">
            <text:p>sampling geometry</text:p>
          </table:table-cell>
          <table:table-cell table:style-name="ce4" office:value-type="string">
            <text:p>sampling geometry reference </text:p>
            <text:p>(<text:a xlink:href="http://seadatanet.maris2.nl/v_bodc_vocab_v2/search.asp?lib=L02" xlink:type="simple">http://seadatanet.maris2.nl/v_bodc_vocab_v2/search.asp?lib=L02</text:a>)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rofile (10 bins from 5 to 50, downward)</text:p>
          </table:table-cell>
          <table:table-cell office:value-type="string">
            <text:p>http://vocab.nerc.ac.uk/collection/L02/current/003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  <table:table-row table:style-name="ro4">
          <table:table-cell office:value-type="string">
            <text:p>point</text:p>
          </table:table-cell>
          <table:table-cell office:value-type="string">
            <text:p>http://vocab.nerc.ac.uk/collection/L02/current/004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SEIDON-M3A" style:display-name="PageStyle_POSEIDON-M3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EIDON-PYLOS" style:display-name="PageStyle_POSEIDON-PYL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0T10:38:07</meta:creation-date>
    <meta:initial-creator>kl01</meta:initial-creator>
    <dc:creator>Thomas LOUBRIEU</dc:creator>
    <dc:date>2014-06-30T14:19:19</dc:date>
    <meta:editing-cycles>20</meta:editing-cycles>
    <meta:editing-duration>PT6H2M49S</meta:editing-duration>
    <meta:generator>LibreOffice/3.5$Linux_x86 LibreOffice_project/350m1$Build-2</meta:generator>
    <meta:document-statistic meta:table-count="5" meta:cell-count="410" meta:object-count="0"/>
  </office:meta>
</office:document-meta>
</file>